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gradient-name="Gradient_20_1" draw:fill-hatch-name="Hatch_20_2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objectwithoutfill">
      <style:graphic-properties draw:stroke="dash" draw:stroke-dash="Tirets_20_FINS_20__21_" draw:fill="none" draw:textarea-horizontal-align="center" draw:textarea-vertical-align="middle"/>
    </style:style>
    <style:style style:name="gr1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941cm" svg:x="3cm" svg:y="8.35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.235cm" svg:x="3cm" svg:y="5.11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1" draw:layer="layout" svg:width="2.999cm" svg:height="2.824cm" svg:x="3cm" svg:y="2.294cm" svg:viewBox="0 0 3000 2825" draw:points="1212,0 1837,0 2118,1059 2250,1059 3000,2236 3000,2825 0,2825 0,2236 750,1059 931,1059">
          <text:p/>
        </draw:polygon>
        <draw:line draw:style-name="gr4" draw:text-style-name="P1" draw:layer="layout" svg:x1="5cm" svg:y1="3.794cm" svg:x2="7.5cm" svg:y2="3.294cm">
          <text:p/>
        </draw:line>
        <draw:line draw:style-name="gr4" draw:text-style-name="P1" draw:layer="layout" svg:x1="5cm" svg:y1="6.794cm" svg:x2="7cm" svg:y2="6.794cm">
          <text:p/>
        </draw:line>
        <draw:line draw:style-name="gr4" draw:text-style-name="P1" draw:layer="layout" svg:x1="5.5cm" svg:y1="9.294cm" svg:x2="7cm" svg:y2="10.294cm">
          <text:p/>
        </draw:line>
        <draw:frame draw:style-name="gr5" draw:layer="layout" svg:width="2cm" svg:height="1cm" svg:x="7.5cm" svg:y="2.794cm">
          <draw:text-box>
            <text:p>air</text:p>
          </draw:text-box>
        </draw:frame>
        <draw:frame draw:style-name="gr5" draw:layer="layout" svg:width="2cm" svg:height="1cm" svg:x="7cm" svg:y="6.294cm">
          <draw:text-box>
            <text:p>huile</text:p>
          </draw:text-box>
        </draw:frame>
        <draw:frame draw:style-name="gr5" draw:layer="layout" svg:width="3cm" svg:height="1cm" svg:x="7cm" svg:y="9.794cm">
          <draw:text-box>
            <text:p>vinaigre</text:p>
          </draw:text-box>
        </draw:frame>
        <draw:line draw:style-name="gr6" draw:text-style-name="P1" draw:layer="layout" svg:x1="3cm" svg:y1="8.294cm" svg:x2="6cm" svg:y2="8.294cm">
          <text:p/>
        </draw:line>
        <draw:line draw:style-name="gr6" draw:text-style-name="P1" draw:layer="layout" svg:x1="3cm" svg:y1="5.094cm" svg:x2="6cm" svg:y2="5.094cm">
          <text:p/>
        </draw:line>
        <draw:line draw:style-name="gr6" draw:text-style-name="P1" draw:layer="layout" svg:x1="4.3cm" svg:y1="2.294cm" svg:x2="4.8cm" svg:y2="2.294cm">
          <text:p/>
        </draw:line>
        <draw:frame draw:style-name="gr7" draw:text-style-name="P3" draw:layer="layout" svg:width="6cm" svg:height="2.25cm" svg:x="2.5cm" svg:y="11.794cm">
          <draw:text-box>
            <text:p text:style-name="P2"><text:span text:style-name="T1">3 phases</text:span></text:p>
          </draw:text-box>
        </draw:frame>
        <draw:line draw:style-name="gr8" draw:text-style-name="P1" draw:layer="layout" svg:x1="2.2cm" svg:y1="11.294cm" svg:x2="2.2cm" svg:y2="1.794cm">
          <text:p/>
        </draw:line>
        <draw:line draw:style-name="gr9" draw:text-style-name="P1" draw:layer="layout" svg:x1="2.459cm" svg:y1="11.294cm" svg:x2="1.959cm" svg:y2="11.294cm">
          <text:p/>
        </draw:line>
        <draw:frame draw:style-name="gr10" draw:layer="layout" svg:width="1.041cm" svg:height="1.194cm" svg:x="1.059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9" draw:text-style-name="P1" draw:layer="layout" svg:x1="2.44cm" svg:y1="8.341cm" svg:x2="2.059cm" svg:y2="8.341cm">
          <text:p/>
        </draw:line>
        <draw:frame draw:style-name="gr10" draw:layer="layout" svg:width="1.355cm" svg:height="1.342cm" svg:x="0.959cm" svg:y="7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2.441cm" svg:y1="5.182cm" svg:x2="2.06cm" svg:y2="5.182cm">
          <text:p/>
        </draw:line>
        <draw:frame draw:style-name="gr10" draw:layer="layout" svg:width="1.374cm" svg:height="1.342cm" svg:x="0.96cm" svg:y="4.44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0.276cm" svg:height="0.075cm" svg:x="10.737cm" svg:y="1.8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2.467cm" svg:height="1.194cm" svg:x="12cm" svg:y="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8" draw:text-style-name="P1" draw:layer="layout" svg:x1="12cm" svg:y1="11.2cm" svg:x2="12cm" svg:y2="4.7cm">
          <text:p/>
        </draw:line>
        <draw:line draw:style-name="gr8" draw:text-style-name="P1" draw:layer="layout" svg:x1="11.5cm" svg:y1="11cm" svg:x2="19.5cm" svg:y2="11cm">
          <text:p/>
        </draw:line>
        <draw:frame draw:style-name="gr10" draw:layer="layout" svg:width="1.041cm" svg:height="1.194cm" svg:x="19.459cm" svg:y="10.30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layer="layout" svg:width="1.355cm" svg:height="1.342cm" svg:x="13.345cm" svg:y="1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1.374cm" svg:height="1.342cm" svg:x="15.352cm" svg:y="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1" draw:text-style-name="P1" draw:layer="layout" svg:x1="14cm" svg:y1="11cm" svg:x2="14cm" svg:y2="7cm">
          <text:p/>
        </draw:line>
        <draw:line draw:style-name="gr11" draw:text-style-name="P1" draw:layer="layout" svg:x1="16.026cm" svg:y1="11cm" svg:x2="16cm" svg:y2="9cm">
          <text:p/>
        </draw:line>
        <draw:line draw:style-name="gr12" draw:text-style-name="P1" draw:layer="layout" svg:x1="12cm" svg:y1="7cm" svg:x2="14cm" svg:y2="7cm">
          <text:p/>
        </draw:line>
        <draw:line draw:style-name="gr12" draw:text-style-name="P1" draw:layer="layout" svg:x1="14cm" svg:y1="9cm" svg:x2="16cm" svg:y2="9cm">
          <text:p/>
        </draw:line>
        <draw:line draw:style-name="gr12" draw:text-style-name="P1" draw:layer="layout" svg:x1="16cm" svg:y1="10.8cm" svg:x2="19cm" svg:y2="10.8cm">
          <text:p/>
        </draw:line>
        <draw:line draw:style-name="gr12" draw:text-style-name="P1" draw:layer="layout" svg:x1="14cm" svg:y1="7cm" svg:x2="14cm" svg:y2="9cm">
          <text:p/>
        </draw:line>
        <draw:line draw:style-name="gr13" draw:text-style-name="P1" draw:layer="layout" svg:x1="16cm" svg:y1="9cm" svg:x2="16.026cm" svg:y2="10.8cm">
          <text:p text:style-name="P1"><text:s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2" draw:display-name="Hatch 2" draw:style="single" draw:color="#000000" draw:distance="0.45cm" draw:rotation="3150"/>
    <draw:marker draw:name="Arrow" svg:viewBox="0 0 20 30" svg:d="m10 0-10 30h20z"/>
    <draw:stroke-dash draw:name="Tirets_20_FINS_20__21_" draw:display-name="Tirets FINS !" draw:style="rect" draw:dots1="1" draw:dots1-length="0.051cm" draw:dots2="1" draw:dots2-length="0.051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9T17:11:11.64</meta:creation-date>
    <meta:generator>LibreOffice/3.4$Win32 LibreOffice_project/340m1$Build-203</meta:generator>
    <dc:date>2012-04-01T16:20:44.77</dc:date>
    <meta:editing-duration>PT25M59S</meta:editing-duration>
    <meta:editing-cycles>3</meta:editing-cycles>
    <meta:document-statistic meta:object-count="34"/>
  </office:meta>
</office:document-meta>
</file>

<file path=Object 1/content.xml><?xml version="1.0" encoding="utf-8"?>
<math xmlns="http://www.w3.org/1998/Math/MathML">
  <semantics>
    <mrow>
      <mi>z</mi>
    </mrow>
    <annotation encoding="StarMath 5.0">z</annotation>
  </semantics>
</math>
</file>

<file path=Object 2/content.xml><?xml version="1.0" encoding="utf-8"?>
<math xmlns="http://www.w3.org/1998/Math/MathML">
  <semantics>
    <mrow>
      <msub>
        <mi>z</mi>
        <mn>1</mn>
      </msub>
    </mrow>
    <annotation encoding="StarMath 5.0">z_1</annotation>
  </semantics>
</math>
</file>

<file path=Object 3/content.xml><?xml version="1.0" encoding="utf-8"?>
<math xmlns="http://www.w3.org/1998/Math/MathML">
  <semantics>
    <mrow>
      <msub>
        <mi>z</mi>
        <mn>2</mn>
      </msub>
    </mrow>
    <annotation encoding="StarMath 5.0">z_2</annotation>
  </semantics>
</math>
</file>

<file path=Object 4/content.xml><?xml version="1.0" encoding="utf-8"?>
<math xmlns="http://www.w3.org/1998/Math/MathML">
  <semantics>
    <mrow>
      <mo stretchy="false">%</mo>
      <mtext/>
      <mrow>
        <mo stretchy="false">(</mo>
        <mrow>
          <mi>z</mi>
        </mrow>
        <mo stretchy="false">)</mo>
      </mrow>
    </mrow>
    <annotation encoding="StarMath 5.0">%rho%(z)</annotation>
  </semantics>
</math>
</file>

<file path=Object 5/content.xml><?xml version="1.0" encoding="utf-8"?>
<math xmlns="http://www.w3.org/1998/Math/MathML">
  <semantics>
    <mrow>
      <mo stretchy="false">ρ</mo>
      <mrow>
        <mo stretchy="false">(</mo>
        <mrow>
          <mi>z</mi>
        </mrow>
        <mo stretchy="false">)</mo>
      </mrow>
    </mrow>
    <annotation encoding="StarMath 5.0">%rho (z)</annotation>
  </semantics>
</math>
</file>

<file path=Object 6/content.xml><?xml version="1.0" encoding="utf-8"?>
<math xmlns="http://www.w3.org/1998/Math/MathML">
  <semantics>
    <mrow>
      <mi>z</mi>
    </mrow>
    <annotation encoding="StarMath 5.0">z</annotation>
  </semantics>
</math>
</file>

<file path=Object 7/content.xml><?xml version="1.0" encoding="utf-8"?>
<math xmlns="http://www.w3.org/1998/Math/MathML">
  <semantics>
    <mrow>
      <msub>
        <mi>z</mi>
        <mn>1</mn>
      </msub>
    </mrow>
    <annotation encoding="StarMath 5.0">z_1</annotation>
  </semantics>
</math>
</file>

<file path=Object 8/content.xml><?xml version="1.0" encoding="utf-8"?>
<math xmlns="http://www.w3.org/1998/Math/MathML">
  <semantics>
    <mrow>
      <msub>
        <mi>z</mi>
        <mn>2</mn>
      </msub>
    </mrow>
    <annotation encoding="StarMath 5.0">z_2</annotation>
  </semantics>
</math>
</file>